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1.9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Prefix</text:p>
          </table:table-cell>
          <table:table-cell office:value-type="string">
            <text:p>Counter</text:p>
          </table:table-cell>
          <table:table-cell office:value-type="string">
            <text:p>Filename</text:p>
          </table:table-cell>
          <table:table-cell/>
        </table:table-row>
        <table:table-row table:style-name="ro1">
          <table:table-cell/>
          <table:table-cell office:value-type="string">
            <text:p>art-of-playing-pf-book</text:p>
          </table:table-cell>
          <table:table-cell/>
          <table:table-cell table:formula="of:=&quot;&quot;&quot;&quot;&amp;[.$B$2] &amp; [.C2]&amp; &quot;.midi&quot;&amp;&quot;&quot;&quot;&quot;" office:value-type="string" office:string-value="&quot;art-of-playing-pf-book.midi&quot;">
            <text:p>"art-of-playing-pf-book.midi"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&quot;-&quot; &amp;[.A3]" office:value-type="string" office:string-value="-1">
            <text:p>-1</text:p>
          </table:table-cell>
          <table:table-cell table:formula="of:=&quot;&quot;&quot;&quot;&amp;[.$B$2] &amp; [.C3]&amp; &quot;.midi&quot;&amp;&quot;&quot;&quot;&quot;" office:value-type="string" office:string-value="&quot;art-of-playing-pf-book-1.midi&quot;">
            <text:p>"art-of-playing-pf-book-1.midi"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&quot;-&quot; &amp;[.A4]" office:value-type="string" office:string-value="-2">
            <text:p>-2</text:p>
          </table:table-cell>
          <table:table-cell table:formula="of:=&quot;&quot;&quot;&quot;&amp;[.$B$2] &amp; [.C4]&amp; &quot;.midi&quot;&amp;&quot;&quot;&quot;&quot;" office:value-type="string" office:string-value="&quot;art-of-playing-pf-book-2.midi&quot;">
            <text:p>"art-of-playing-pf-book-2.midi"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&quot;-&quot; &amp;[.A5]" office:value-type="string" office:string-value="-3">
            <text:p>-3</text:p>
          </table:table-cell>
          <table:table-cell table:formula="of:=&quot;&quot;&quot;&quot;&amp;[.$B$2] &amp; [.C5]&amp; &quot;.midi&quot;&amp;&quot;&quot;&quot;&quot;" office:value-type="string" office:string-value="&quot;art-of-playing-pf-book-3.midi&quot;">
            <text:p>"art-of-playing-pf-book-3.midi"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&quot;-&quot; &amp;[.A6]" office:value-type="string" office:string-value="-4">
            <text:p>-4</text:p>
          </table:table-cell>
          <table:table-cell table:formula="of:=&quot;&quot;&quot;&quot;&amp;[.$B$2] &amp; [.C6]&amp; &quot;.midi&quot;&amp;&quot;&quot;&quot;&quot;" office:value-type="string" office:string-value="&quot;art-of-playing-pf-book-4.midi&quot;">
            <text:p>"art-of-playing-pf-book-4.midi"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&quot;-&quot; &amp;[.A7]" office:value-type="string" office:string-value="-5">
            <text:p>-5</text:p>
          </table:table-cell>
          <table:table-cell table:formula="of:=&quot;&quot;&quot;&quot;&amp;[.$B$2] &amp; [.C7]&amp; &quot;.midi&quot;&amp;&quot;&quot;&quot;&quot;" office:value-type="string" office:string-value="&quot;art-of-playing-pf-book-5.midi&quot;">
            <text:p>"art-of-playing-pf-book-5.midi"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&quot;-&quot; &amp;[.A8]" office:value-type="string" office:string-value="-6">
            <text:p>-6</text:p>
          </table:table-cell>
          <table:table-cell table:formula="of:=&quot;&quot;&quot;&quot;&amp;[.$B$2] &amp; [.C8]&amp; &quot;.midi&quot;&amp;&quot;&quot;&quot;&quot;" office:value-type="string" office:string-value="&quot;art-of-playing-pf-book-6.midi&quot;">
            <text:p>"art-of-playing-pf-book-6.midi"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&quot;-&quot; &amp;[.A9]" office:value-type="string" office:string-value="-7">
            <text:p>-7</text:p>
          </table:table-cell>
          <table:table-cell table:formula="of:=&quot;&quot;&quot;&quot;&amp;[.$B$2] &amp; [.C9]&amp; &quot;.midi&quot;&amp;&quot;&quot;&quot;&quot;" office:value-type="string" office:string-value="&quot;art-of-playing-pf-book-7.midi&quot;">
            <text:p>"art-of-playing-pf-book-7.midi"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&quot;-&quot; &amp;[.A10]" office:value-type="string" office:string-value="-8">
            <text:p>-8</text:p>
          </table:table-cell>
          <table:table-cell table:formula="of:=&quot;&quot;&quot;&quot;&amp;[.$B$2] &amp; [.C10]&amp; &quot;.midi&quot;&amp;&quot;&quot;&quot;&quot;" office:value-type="string" office:string-value="&quot;art-of-playing-pf-book-8.midi&quot;">
            <text:p>"art-of-playing-pf-book-8.midi"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table:formula="of:=&quot;-&quot; &amp;[.A11]" office:value-type="string" office:string-value="-9">
            <text:p>-9</text:p>
          </table:table-cell>
          <table:table-cell table:formula="of:=&quot;&quot;&quot;&quot;&amp;[.$B$2] &amp; [.C11]&amp; &quot;.midi&quot;&amp;&quot;&quot;&quot;&quot;" office:value-type="string" office:string-value="&quot;art-of-playing-pf-book-9.midi&quot;">
            <text:p>"art-of-playing-pf-book-9.midi"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table:formula="of:=&quot;-&quot; &amp;[.A12]" office:value-type="string" office:string-value="-10">
            <text:p>-10</text:p>
          </table:table-cell>
          <table:table-cell table:formula="of:=&quot;&quot;&quot;&quot;&amp;[.$B$2] &amp; [.C12]&amp; &quot;.midi&quot;&amp;&quot;&quot;&quot;&quot;" office:value-type="string" office:string-value="&quot;art-of-playing-pf-book-10.midi&quot;">
            <text:p>"art-of-playing-pf-book-10.midi"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  <table:table-cell table:formula="of:=&quot;-&quot; &amp;[.A13]" office:value-type="string" office:string-value="-11">
            <text:p>-11</text:p>
          </table:table-cell>
          <table:table-cell table:formula="of:=&quot;&quot;&quot;&quot;&amp;[.$B$2] &amp; [.C13]&amp; &quot;.midi&quot;&amp;&quot;&quot;&quot;&quot;" office:value-type="string" office:string-value="&quot;art-of-playing-pf-book-11.midi&quot;">
            <text:p>"art-of-playing-pf-book-11.midi"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table:formula="of:=&quot;-&quot; &amp;[.A14]" office:value-type="string" office:string-value="-12">
            <text:p>-12</text:p>
          </table:table-cell>
          <table:table-cell table:formula="of:=&quot;&quot;&quot;&quot;&amp;[.$B$2] &amp; [.C14]&amp; &quot;.midi&quot;&amp;&quot;&quot;&quot;&quot;" office:value-type="string" office:string-value="&quot;art-of-playing-pf-book-12.midi&quot;">
            <text:p>"art-of-playing-pf-book-12.midi"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&quot;-&quot; &amp;[.A15]" office:value-type="string" office:string-value="-13">
            <text:p>-13</text:p>
          </table:table-cell>
          <table:table-cell table:formula="of:=&quot;&quot;&quot;&quot;&amp;[.$B$2] &amp; [.C15]&amp; &quot;.midi&quot;&amp;&quot;&quot;&quot;&quot;" office:value-type="string" office:string-value="&quot;art-of-playing-pf-book-13.midi&quot;">
            <text:p>"art-of-playing-pf-book-13.midi"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table:formula="of:=&quot;-&quot; &amp;[.A16]" office:value-type="string" office:string-value="-14">
            <text:p>-14</text:p>
          </table:table-cell>
          <table:table-cell table:formula="of:=&quot;&quot;&quot;&quot;&amp;[.$B$2] &amp; [.C16]&amp; &quot;.midi&quot;&amp;&quot;&quot;&quot;&quot;" office:value-type="string" office:string-value="&quot;art-of-playing-pf-book-14.midi&quot;">
            <text:p>"art-of-playing-pf-book-14.midi"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table:formula="of:=&quot;-&quot; &amp;[.A17]" office:value-type="string" office:string-value="-15">
            <text:p>-15</text:p>
          </table:table-cell>
          <table:table-cell table:formula="of:=&quot;&quot;&quot;&quot;&amp;[.$B$2] &amp; [.C17]&amp; &quot;.midi&quot;&amp;&quot;&quot;&quot;&quot;" office:value-type="string" office:string-value="&quot;art-of-playing-pf-book-15.midi&quot;">
            <text:p>"art-of-playing-pf-book-15.midi"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&quot;-&quot; &amp;[.A18]" office:value-type="string" office:string-value="-16">
            <text:p>-16</text:p>
          </table:table-cell>
          <table:table-cell table:formula="of:=&quot;&quot;&quot;&quot;&amp;[.$B$2] &amp; [.C18]&amp; &quot;.midi&quot;&amp;&quot;&quot;&quot;&quot;" office:value-type="string" office:string-value="&quot;art-of-playing-pf-book-16.midi&quot;">
            <text:p>"art-of-playing-pf-book-16.midi"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  <table:table-cell table:formula="of:=&quot;-&quot; &amp;[.A19]" office:value-type="string" office:string-value="-17">
            <text:p>-17</text:p>
          </table:table-cell>
          <table:table-cell table:formula="of:=&quot;&quot;&quot;&quot;&amp;[.$B$2] &amp; [.C19]&amp; &quot;.midi&quot;&amp;&quot;&quot;&quot;&quot;" office:value-type="string" office:string-value="&quot;art-of-playing-pf-book-17.midi&quot;">
            <text:p>"art-of-playing-pf-book-17.midi"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&quot;-&quot; &amp;[.A20]" office:value-type="string" office:string-value="-18">
            <text:p>-18</text:p>
          </table:table-cell>
          <table:table-cell table:formula="of:=&quot;&quot;&quot;&quot;&amp;[.$B$2] &amp; [.C20]&amp; &quot;.midi&quot;&amp;&quot;&quot;&quot;&quot;" office:value-type="string" office:string-value="&quot;art-of-playing-pf-book-18.midi&quot;">
            <text:p>"art-of-playing-pf-book-18.midi"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table:formula="of:=&quot;-&quot; &amp;[.A21]" office:value-type="string" office:string-value="-19">
            <text:p>-19</text:p>
          </table:table-cell>
          <table:table-cell table:formula="of:=&quot;&quot;&quot;&quot;&amp;[.$B$2] &amp; [.C21]&amp; &quot;.midi&quot;&amp;&quot;&quot;&quot;&quot;" office:value-type="string" office:string-value="&quot;art-of-playing-pf-book-19.midi&quot;">
            <text:p>"art-of-playing-pf-book-19.midi"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table:formula="of:=&quot;-&quot; &amp;[.A22]" office:value-type="string" office:string-value="-20">
            <text:p>-20</text:p>
          </table:table-cell>
          <table:table-cell table:formula="of:=&quot;&quot;&quot;&quot;&amp;[.$B$2] &amp; [.C22]&amp; &quot;.midi&quot;&amp;&quot;&quot;&quot;&quot;" office:value-type="string" office:string-value="&quot;art-of-playing-pf-book-20.midi&quot;">
            <text:p>"art-of-playing-pf-book-20.midi"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&quot;-&quot; &amp;[.A23]" office:value-type="string" office:string-value="-21">
            <text:p>-21</text:p>
          </table:table-cell>
          <table:table-cell table:formula="of:=&quot;&quot;&quot;&quot;&amp;[.$B$2] &amp; [.C23]&amp; &quot;.midi&quot;&amp;&quot;&quot;&quot;&quot;" office:value-type="string" office:string-value="&quot;art-of-playing-pf-book-21.midi&quot;">
            <text:p>"art-of-playing-pf-book-21.midi"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&quot;-&quot; &amp;[.A24]" office:value-type="string" office:string-value="-22">
            <text:p>-22</text:p>
          </table:table-cell>
          <table:table-cell table:formula="of:=&quot;&quot;&quot;&quot;&amp;[.$B$2] &amp; [.C24]&amp; &quot;.midi&quot;&amp;&quot;&quot;&quot;&quot;" office:value-type="string" office:string-value="&quot;art-of-playing-pf-book-22.midi&quot;">
            <text:p>"art-of-playing-pf-book-22.midi"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&quot;-&quot; &amp;[.A25]" office:value-type="string" office:string-value="-23">
            <text:p>-23</text:p>
          </table:table-cell>
          <table:table-cell table:formula="of:=&quot;&quot;&quot;&quot;&amp;[.$B$2] &amp; [.C25]&amp; &quot;.midi&quot;&amp;&quot;&quot;&quot;&quot;" office:value-type="string" office:string-value="&quot;art-of-playing-pf-book-23.midi&quot;">
            <text:p>"art-of-playing-pf-book-23.midi"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table:formula="of:=&quot;-&quot; &amp;[.A26]" office:value-type="string" office:string-value="-24">
            <text:p>-24</text:p>
          </table:table-cell>
          <table:table-cell table:formula="of:=&quot;&quot;&quot;&quot;&amp;[.$B$2] &amp; [.C26]&amp; &quot;.midi&quot;&amp;&quot;&quot;&quot;&quot;" office:value-type="string" office:string-value="&quot;art-of-playing-pf-book-24.midi&quot;">
            <text:p>"art-of-playing-pf-book-24.midi"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table:formula="of:=&quot;-&quot; &amp;[.A27]" office:value-type="string" office:string-value="-25">
            <text:p>-25</text:p>
          </table:table-cell>
          <table:table-cell table:formula="of:=&quot;&quot;&quot;&quot;&amp;[.$B$2] &amp; [.C27]&amp; &quot;.midi&quot;&amp;&quot;&quot;&quot;&quot;" office:value-type="string" office:string-value="&quot;art-of-playing-pf-book-25.midi&quot;">
            <text:p>"art-of-playing-pf-book-25.midi"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&quot;-&quot; &amp;[.A28]" office:value-type="string" office:string-value="-26">
            <text:p>-26</text:p>
          </table:table-cell>
          <table:table-cell table:formula="of:=&quot;&quot;&quot;&quot;&amp;[.$B$2] &amp; [.C28]&amp; &quot;.midi&quot;&amp;&quot;&quot;&quot;&quot;" office:value-type="string" office:string-value="&quot;art-of-playing-pf-book-26.midi&quot;">
            <text:p>"art-of-playing-pf-book-26.midi"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table:formula="of:=&quot;-&quot; &amp;[.A29]" office:value-type="string" office:string-value="-27">
            <text:p>-27</text:p>
          </table:table-cell>
          <table:table-cell table:formula="of:=&quot;&quot;&quot;&quot;&amp;[.$B$2] &amp; [.C29]&amp; &quot;.midi&quot;&amp;&quot;&quot;&quot;&quot;" office:value-type="string" office:string-value="&quot;art-of-playing-pf-book-27.midi&quot;">
            <text:p>"art-of-playing-pf-book-27.midi"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&quot;-&quot; &amp;[.A30]" office:value-type="string" office:string-value="-28">
            <text:p>-28</text:p>
          </table:table-cell>
          <table:table-cell table:formula="of:=&quot;&quot;&quot;&quot;&amp;[.$B$2] &amp; [.C30]&amp; &quot;.midi&quot;&amp;&quot;&quot;&quot;&quot;" office:value-type="string" office:string-value="&quot;art-of-playing-pf-book-28.midi&quot;">
            <text:p>"art-of-playing-pf-book-28.midi"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  <table:table-cell table:formula="of:=&quot;-&quot; &amp;[.A31]" office:value-type="string" office:string-value="-29">
            <text:p>-29</text:p>
          </table:table-cell>
          <table:table-cell table:formula="of:=&quot;&quot;&quot;&quot;&amp;[.$B$2] &amp; [.C31]&amp; &quot;.midi&quot;&amp;&quot;&quot;&quot;&quot;" office:value-type="string" office:string-value="&quot;art-of-playing-pf-book-29.midi&quot;">
            <text:p>"art-of-playing-pf-book-29.midi"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&quot;-&quot; &amp;[.A32]" office:value-type="string" office:string-value="-30">
            <text:p>-30</text:p>
          </table:table-cell>
          <table:table-cell table:formula="of:=&quot;&quot;&quot;&quot;&amp;[.$B$2] &amp; [.C32]&amp; &quot;.midi&quot;&amp;&quot;&quot;&quot;&quot;" office:value-type="string" office:string-value="&quot;art-of-playing-pf-book-30.midi&quot;">
            <text:p>"art-of-playing-pf-book-30.midi"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&quot;-&quot; &amp;[.A33]" office:value-type="string" office:string-value="-31">
            <text:p>-31</text:p>
          </table:table-cell>
          <table:table-cell table:formula="of:=&quot;&quot;&quot;&quot;&amp;[.$B$2] &amp; [.C33]&amp; &quot;.midi&quot;&amp;&quot;&quot;&quot;&quot;" office:value-type="string" office:string-value="&quot;art-of-playing-pf-book-31.midi&quot;">
            <text:p>"art-of-playing-pf-book-31.midi"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  <table:table-cell table:formula="of:=&quot;-&quot; &amp;[.A34]" office:value-type="string" office:string-value="-32">
            <text:p>-32</text:p>
          </table:table-cell>
          <table:table-cell table:formula="of:=&quot;&quot;&quot;&quot;&amp;[.$B$2] &amp; [.C34]&amp; &quot;.midi&quot;&amp;&quot;&quot;&quot;&quot;" office:value-type="string" office:string-value="&quot;art-of-playing-pf-book-32.midi&quot;">
            <text:p>"art-of-playing-pf-book-32.midi"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  <table:table-cell table:formula="of:=&quot;-&quot; &amp;[.A35]" office:value-type="string" office:string-value="-33">
            <text:p>-33</text:p>
          </table:table-cell>
          <table:table-cell table:formula="of:=&quot;&quot;&quot;&quot;&amp;[.$B$2] &amp; [.C35]&amp; &quot;.midi&quot;&amp;&quot;&quot;&quot;&quot;" office:value-type="string" office:string-value="&quot;art-of-playing-pf-book-33.midi&quot;">
            <text:p>"art-of-playing-pf-book-33.midi"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  <table:table-cell table:formula="of:=&quot;-&quot; &amp;[.A36]" office:value-type="string" office:string-value="-34">
            <text:p>-34</text:p>
          </table:table-cell>
          <table:table-cell table:formula="of:=&quot;&quot;&quot;&quot;&amp;[.$B$2] &amp; [.C36]&amp; &quot;.midi&quot;&amp;&quot;&quot;&quot;&quot;" office:value-type="string" office:string-value="&quot;art-of-playing-pf-book-34.midi&quot;">
            <text:p>"art-of-playing-pf-book-34.midi"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  <table:table-cell table:formula="of:=&quot;-&quot; &amp;[.A37]" office:value-type="string" office:string-value="-35">
            <text:p>-35</text:p>
          </table:table-cell>
          <table:table-cell table:formula="of:=&quot;&quot;&quot;&quot;&amp;[.$B$2] &amp; [.C37]&amp; &quot;.midi&quot;&amp;&quot;&quot;&quot;&quot;" office:value-type="string" office:string-value="&quot;art-of-playing-pf-book-35.midi&quot;">
            <text:p>"art-of-playing-pf-book-35.midi"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  <table:table-cell table:formula="of:=&quot;-&quot; &amp;[.A38]" office:value-type="string" office:string-value="-36">
            <text:p>-36</text:p>
          </table:table-cell>
          <table:table-cell table:formula="of:=&quot;&quot;&quot;&quot;&amp;[.$B$2] &amp; [.C38]&amp; &quot;.midi&quot;&amp;&quot;&quot;&quot;&quot;" office:value-type="string" office:string-value="&quot;art-of-playing-pf-book-36.midi&quot;">
            <text:p>"art-of-playing-pf-book-36.midi"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table:formula="of:=&quot;-&quot; &amp;[.A39]" office:value-type="string" office:string-value="-37">
            <text:p>-37</text:p>
          </table:table-cell>
          <table:table-cell table:formula="of:=&quot;&quot;&quot;&quot;&amp;[.$B$2] &amp; [.C39]&amp; &quot;.midi&quot;&amp;&quot;&quot;&quot;&quot;" office:value-type="string" office:string-value="&quot;art-of-playing-pf-book-37.midi&quot;">
            <text:p>"art-of-playing-pf-book-37.midi"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  <table:table-cell table:formula="of:=&quot;-&quot; &amp;[.A40]" office:value-type="string" office:string-value="-38">
            <text:p>-38</text:p>
          </table:table-cell>
          <table:table-cell table:formula="of:=&quot;&quot;&quot;&quot;&amp;[.$B$2] &amp; [.C40]&amp; &quot;.midi&quot;&amp;&quot;&quot;&quot;&quot;" office:value-type="string" office:string-value="&quot;art-of-playing-pf-book-38.midi&quot;">
            <text:p>"art-of-playing-pf-book-38.midi"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  <table:table-cell table:formula="of:=&quot;-&quot; &amp;[.A41]" office:value-type="string" office:string-value="-39">
            <text:p>-39</text:p>
          </table:table-cell>
          <table:table-cell table:formula="of:=&quot;&quot;&quot;&quot;&amp;[.$B$2] &amp; [.C41]&amp; &quot;.midi&quot;&amp;&quot;&quot;&quot;&quot;" office:value-type="string" office:string-value="&quot;art-of-playing-pf-book-39.midi&quot;">
            <text:p>"art-of-playing-pf-book-39.midi"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  <table:table-cell table:formula="of:=&quot;-&quot; &amp;[.A42]" office:value-type="string" office:string-value="-40">
            <text:p>-40</text:p>
          </table:table-cell>
          <table:table-cell table:formula="of:=&quot;&quot;&quot;&quot;&amp;[.$B$2] &amp; [.C42]&amp; &quot;.midi&quot;&amp;&quot;&quot;&quot;&quot;" office:value-type="string" office:string-value="&quot;art-of-playing-pf-book-40.midi&quot;">
            <text:p>"art-of-playing-pf-book-40.midi"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  <table:table-cell table:formula="of:=&quot;-&quot; &amp;[.A43]" office:value-type="string" office:string-value="-41">
            <text:p>-41</text:p>
          </table:table-cell>
          <table:table-cell table:formula="of:=&quot;&quot;&quot;&quot;&amp;[.$B$2] &amp; [.C43]&amp; &quot;.midi&quot;&amp;&quot;&quot;&quot;&quot;" office:value-type="string" office:string-value="&quot;art-of-playing-pf-book-41.midi&quot;">
            <text:p>"art-of-playing-pf-book-41.midi"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  <table:table-cell table:formula="of:=&quot;-&quot; &amp;[.A44]" office:value-type="string" office:string-value="-42">
            <text:p>-42</text:p>
          </table:table-cell>
          <table:table-cell table:formula="of:=&quot;&quot;&quot;&quot;&amp;[.$B$2] &amp; [.C44]&amp; &quot;.midi&quot;&amp;&quot;&quot;&quot;&quot;" office:value-type="string" office:string-value="&quot;art-of-playing-pf-book-42.midi&quot;">
            <text:p>"art-of-playing-pf-book-42.midi"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  <table:table-cell table:formula="of:=&quot;-&quot; &amp;[.A45]" office:value-type="string" office:string-value="-43">
            <text:p>-43</text:p>
          </table:table-cell>
          <table:table-cell table:formula="of:=&quot;&quot;&quot;&quot;&amp;[.$B$2] &amp; [.C45]&amp; &quot;.midi&quot;&amp;&quot;&quot;&quot;&quot;" office:value-type="string" office:string-value="&quot;art-of-playing-pf-book-43.midi&quot;">
            <text:p>"art-of-playing-pf-book-43.midi"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  <table:table-cell table:formula="of:=&quot;-&quot; &amp;[.A46]" office:value-type="string" office:string-value="-44">
            <text:p>-44</text:p>
          </table:table-cell>
          <table:table-cell table:formula="of:=&quot;&quot;&quot;&quot;&amp;[.$B$2] &amp; [.C46]&amp; &quot;.midi&quot;&amp;&quot;&quot;&quot;&quot;" office:value-type="string" office:string-value="&quot;art-of-playing-pf-book-44.midi&quot;">
            <text:p>"art-of-playing-pf-book-44.midi"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  <table:table-cell table:formula="of:=&quot;-&quot; &amp;[.A47]" office:value-type="string" office:string-value="-45">
            <text:p>-45</text:p>
          </table:table-cell>
          <table:table-cell table:formula="of:=&quot;&quot;&quot;&quot;&amp;[.$B$2] &amp; [.C47]&amp; &quot;.midi&quot;&amp;&quot;&quot;&quot;&quot;" office:value-type="string" office:string-value="&quot;art-of-playing-pf-book-45.midi&quot;">
            <text:p>"art-of-playing-pf-book-45.midi"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  <table:table-cell table:formula="of:=&quot;-&quot; &amp;[.A48]" office:value-type="string" office:string-value="-46">
            <text:p>-46</text:p>
          </table:table-cell>
          <table:table-cell table:formula="of:=&quot;&quot;&quot;&quot;&amp;[.$B$2] &amp; [.C48]&amp; &quot;.midi&quot;&amp;&quot;&quot;&quot;&quot;" office:value-type="string" office:string-value="&quot;art-of-playing-pf-book-46.midi&quot;">
            <text:p>"art-of-playing-pf-book-46.midi"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  <table:table-cell table:formula="of:=&quot;-&quot; &amp;[.A49]" office:value-type="string" office:string-value="-47">
            <text:p>-47</text:p>
          </table:table-cell>
          <table:table-cell table:formula="of:=&quot;&quot;&quot;&quot;&amp;[.$B$2] &amp; [.C49]&amp; &quot;.midi&quot;&amp;&quot;&quot;&quot;&quot;" office:value-type="string" office:string-value="&quot;art-of-playing-pf-book-47.midi&quot;">
            <text:p>"art-of-playing-pf-book-47.midi"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  <table:table-cell table:formula="of:=&quot;-&quot; &amp;[.A50]" office:value-type="string" office:string-value="-48">
            <text:p>-48</text:p>
          </table:table-cell>
          <table:table-cell table:formula="of:=&quot;&quot;&quot;&quot;&amp;[.$B$2] &amp; [.C50]&amp; &quot;.midi&quot;&amp;&quot;&quot;&quot;&quot;" office:value-type="string" office:string-value="&quot;art-of-playing-pf-book-48.midi&quot;">
            <text:p>"art-of-playing-pf-book-48.midi"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  <table:table-cell table:formula="of:=&quot;-&quot; &amp;[.A51]" office:value-type="string" office:string-value="-49">
            <text:p>-49</text:p>
          </table:table-cell>
          <table:table-cell table:formula="of:=&quot;&quot;&quot;&quot;&amp;[.$B$2] &amp; [.C51]&amp; &quot;.midi&quot;&amp;&quot;&quot;&quot;&quot;" office:value-type="string" office:string-value="&quot;art-of-playing-pf-book-49.midi&quot;">
            <text:p>"art-of-playing-pf-book-49.midi"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  <table:table-cell table:formula="of:=&quot;-&quot; &amp;[.A52]" office:value-type="string" office:string-value="-50">
            <text:p>-50</text:p>
          </table:table-cell>
          <table:table-cell table:formula="of:=&quot;&quot;&quot;&quot;&amp;[.$B$2] &amp; [.C52]&amp; &quot;.midi&quot;&amp;&quot;&quot;&quot;&quot;" office:value-type="string" office:string-value="&quot;art-of-playing-pf-book-50.midi&quot;">
            <text:p>"art-of-playing-pf-book-50.midi"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/>
          <table:table-cell table:formula="of:=&quot;-&quot; &amp;[.A53]" office:value-type="string" office:string-value="-51">
            <text:p>-51</text:p>
          </table:table-cell>
          <table:table-cell table:formula="of:=&quot;&quot;&quot;&quot;&amp;[.$B$2] &amp; [.C53]&amp; &quot;.midi&quot;&amp;&quot;&quot;&quot;&quot;" office:value-type="string" office:string-value="&quot;art-of-playing-pf-book-51.midi&quot;">
            <text:p>"art-of-playing-pf-book-51.midi"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  <table:table-cell table:formula="of:=&quot;-&quot; &amp;[.A54]" office:value-type="string" office:string-value="-52">
            <text:p>-52</text:p>
          </table:table-cell>
          <table:table-cell table:formula="of:=&quot;&quot;&quot;&quot;&amp;[.$B$2] &amp; [.C54]&amp; &quot;.midi&quot;&amp;&quot;&quot;&quot;&quot;" office:value-type="string" office:string-value="&quot;art-of-playing-pf-book-52.midi&quot;">
            <text:p>"art-of-playing-pf-book-52.midi"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/>
          <table:table-cell table:formula="of:=&quot;-&quot; &amp;[.A55]" office:value-type="string" office:string-value="-53">
            <text:p>-53</text:p>
          </table:table-cell>
          <table:table-cell table:formula="of:=&quot;&quot;&quot;&quot;&amp;[.$B$2] &amp; [.C55]&amp; &quot;.midi&quot;&amp;&quot;&quot;&quot;&quot;" office:value-type="string" office:string-value="&quot;art-of-playing-pf-book-53.midi&quot;">
            <text:p>"art-of-playing-pf-book-53.midi"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/>
          <table:table-cell table:formula="of:=&quot;-&quot; &amp;[.A56]" office:value-type="string" office:string-value="-54">
            <text:p>-54</text:p>
          </table:table-cell>
          <table:table-cell table:formula="of:=&quot;&quot;&quot;&quot;&amp;[.$B$2] &amp; [.C56]&amp; &quot;.midi&quot;&amp;&quot;&quot;&quot;&quot;" office:value-type="string" office:string-value="&quot;art-of-playing-pf-book-54.midi&quot;">
            <text:p>"art-of-playing-pf-book-54.midi"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/>
          <table:table-cell table:formula="of:=&quot;-&quot; &amp;[.A57]" office:value-type="string" office:string-value="-55">
            <text:p>-55</text:p>
          </table:table-cell>
          <table:table-cell table:formula="of:=&quot;&quot;&quot;&quot;&amp;[.$B$2] &amp; [.C57]&amp; &quot;.midi&quot;&amp;&quot;&quot;&quot;&quot;" office:value-type="string" office:string-value="&quot;art-of-playing-pf-book-55.midi&quot;">
            <text:p>"art-of-playing-pf-book-55.midi"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/>
          <table:table-cell table:formula="of:=&quot;-&quot; &amp;[.A58]" office:value-type="string" office:string-value="-56">
            <text:p>-56</text:p>
          </table:table-cell>
          <table:table-cell table:formula="of:=&quot;&quot;&quot;&quot;&amp;[.$B$2] &amp; [.C58]&amp; &quot;.midi&quot;&amp;&quot;&quot;&quot;&quot;" office:value-type="string" office:string-value="&quot;art-of-playing-pf-book-56.midi&quot;">
            <text:p>"art-of-playing-pf-book-56.midi"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  <table:table-cell table:formula="of:=&quot;-&quot; &amp;[.A59]" office:value-type="string" office:string-value="-57">
            <text:p>-57</text:p>
          </table:table-cell>
          <table:table-cell table:formula="of:=&quot;&quot;&quot;&quot;&amp;[.$B$2] &amp; [.C59]&amp; &quot;.midi&quot;&amp;&quot;&quot;&quot;&quot;" office:value-type="string" office:string-value="&quot;art-of-playing-pf-book-57.midi&quot;">
            <text:p>"art-of-playing-pf-book-57.midi"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  <table:table-cell table:formula="of:=&quot;-&quot; &amp;[.A60]" office:value-type="string" office:string-value="-58">
            <text:p>-58</text:p>
          </table:table-cell>
          <table:table-cell table:formula="of:=&quot;&quot;&quot;&quot;&amp;[.$B$2] &amp; [.C60]&amp; &quot;.midi&quot;&amp;&quot;&quot;&quot;&quot;" office:value-type="string" office:string-value="&quot;art-of-playing-pf-book-58.midi&quot;">
            <text:p>"art-of-playing-pf-book-58.midi"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  <table:table-cell table:formula="of:=&quot;-&quot; &amp;[.A61]" office:value-type="string" office:string-value="-59">
            <text:p>-59</text:p>
          </table:table-cell>
          <table:table-cell table:formula="of:=&quot;&quot;&quot;&quot;&amp;[.$B$2] &amp; [.C61]&amp; &quot;.midi&quot;&amp;&quot;&quot;&quot;&quot;" office:value-type="string" office:string-value="&quot;art-of-playing-pf-book-59.midi&quot;">
            <text:p>"art-of-playing-pf-book-59.midi"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  <table:table-cell table:formula="of:=&quot;-&quot; &amp;[.A62]" office:value-type="string" office:string-value="-60">
            <text:p>-60</text:p>
          </table:table-cell>
          <table:table-cell table:formula="of:=&quot;&quot;&quot;&quot;&amp;[.$B$2] &amp; [.C62]&amp; &quot;.midi&quot;&amp;&quot;&quot;&quot;&quot;" office:value-type="string" office:string-value="&quot;art-of-playing-pf-book-60.midi&quot;">
            <text:p>"art-of-playing-pf-book-60.midi"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  <table:table-cell table:formula="of:=&quot;-&quot; &amp;[.A63]" office:value-type="string" office:string-value="-61">
            <text:p>-61</text:p>
          </table:table-cell>
          <table:table-cell table:formula="of:=&quot;&quot;&quot;&quot;&amp;[.$B$2] &amp; [.C63]&amp; &quot;.midi&quot;&amp;&quot;&quot;&quot;&quot;" office:value-type="string" office:string-value="&quot;art-of-playing-pf-book-61.midi&quot;">
            <text:p>"art-of-playing-pf-book-61.midi"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  <table:table-cell table:formula="of:=&quot;-&quot; &amp;[.A64]" office:value-type="string" office:string-value="-62">
            <text:p>-62</text:p>
          </table:table-cell>
          <table:table-cell table:formula="of:=&quot;&quot;&quot;&quot;&amp;[.$B$2] &amp; [.C64]&amp; &quot;.midi&quot;&amp;&quot;&quot;&quot;&quot;" office:value-type="string" office:string-value="&quot;art-of-playing-pf-book-62.midi&quot;">
            <text:p>"art-of-playing-pf-book-62.midi"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  <table:table-cell table:formula="of:=&quot;-&quot; &amp;[.A65]" office:value-type="string" office:string-value="-63">
            <text:p>-63</text:p>
          </table:table-cell>
          <table:table-cell table:formula="of:=&quot;&quot;&quot;&quot;&amp;[.$B$2] &amp; [.C65]&amp; &quot;.midi&quot;&amp;&quot;&quot;&quot;&quot;" office:value-type="string" office:string-value="&quot;art-of-playing-pf-book-63.midi&quot;">
            <text:p>"art-of-playing-pf-book-63.midi"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&quot;-&quot; &amp;[.A66]" office:value-type="string" office:string-value="-64">
            <text:p>-64</text:p>
          </table:table-cell>
          <table:table-cell table:formula="of:=&quot;&quot;&quot;&quot;&amp;[.$B$2] &amp; [.C66]&amp; &quot;.midi&quot;&amp;&quot;&quot;&quot;&quot;" office:value-type="string" office:string-value="&quot;art-of-playing-pf-book-64.midi&quot;">
            <text:p>"art-of-playing-pf-book-64.midi"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  <table:table-cell table:formula="of:=&quot;-&quot; &amp;[.A67]" office:value-type="string" office:string-value="-65">
            <text:p>-65</text:p>
          </table:table-cell>
          <table:table-cell table:formula="of:=&quot;&quot;&quot;&quot;&amp;[.$B$2] &amp; [.C67]&amp; &quot;.midi&quot;&amp;&quot;&quot;&quot;&quot;" office:value-type="string" office:string-value="&quot;art-of-playing-pf-book-65.midi&quot;">
            <text:p>"art-of-playing-pf-book-65.midi"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  <table:table-cell table:formula="of:=&quot;-&quot; &amp;[.A68]" office:value-type="string" office:string-value="-66">
            <text:p>-66</text:p>
          </table:table-cell>
          <table:table-cell table:formula="of:=&quot;&quot;&quot;&quot;&amp;[.$B$2] &amp; [.C68]&amp; &quot;.midi&quot;&amp;&quot;&quot;&quot;&quot;" office:value-type="string" office:string-value="&quot;art-of-playing-pf-book-66.midi&quot;">
            <text:p>"art-of-playing-pf-book-66.midi"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  <table:table-cell table:formula="of:=&quot;-&quot; &amp;[.A69]" office:value-type="string" office:string-value="-67">
            <text:p>-67</text:p>
          </table:table-cell>
          <table:table-cell table:formula="of:=&quot;&quot;&quot;&quot;&amp;[.$B$2] &amp; [.C69]&amp; &quot;.midi&quot;&amp;&quot;&quot;&quot;&quot;" office:value-type="string" office:string-value="&quot;art-of-playing-pf-book-67.midi&quot;">
            <text:p>"art-of-playing-pf-book-67.midi"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  <table:table-cell table:formula="of:=&quot;-&quot; &amp;[.A70]" office:value-type="string" office:string-value="-68">
            <text:p>-68</text:p>
          </table:table-cell>
          <table:table-cell table:formula="of:=&quot;&quot;&quot;&quot;&amp;[.$B$2] &amp; [.C70]&amp; &quot;.midi&quot;&amp;&quot;&quot;&quot;&quot;" office:value-type="string" office:string-value="&quot;art-of-playing-pf-book-68.midi&quot;">
            <text:p>"art-of-playing-pf-book-68.midi"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  <table:table-cell table:formula="of:=&quot;-&quot; &amp;[.A71]" office:value-type="string" office:string-value="-69">
            <text:p>-69</text:p>
          </table:table-cell>
          <table:table-cell table:formula="of:=&quot;&quot;&quot;&quot;&amp;[.$B$2] &amp; [.C71]&amp; &quot;.midi&quot;&amp;&quot;&quot;&quot;&quot;" office:value-type="string" office:string-value="&quot;art-of-playing-pf-book-69.midi&quot;">
            <text:p>"art-of-playing-pf-book-69.midi"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  <table:table-cell table:formula="of:=&quot;-&quot; &amp;[.A72]" office:value-type="string" office:string-value="-70">
            <text:p>-70</text:p>
          </table:table-cell>
          <table:table-cell table:formula="of:=&quot;&quot;&quot;&quot;&amp;[.$B$2] &amp; [.C72]&amp; &quot;.midi&quot;&amp;&quot;&quot;&quot;&quot;" office:value-type="string" office:string-value="&quot;art-of-playing-pf-book-70.midi&quot;">
            <text:p>"art-of-playing-pf-book-70.midi"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  <table:table-cell table:formula="of:=&quot;-&quot; &amp;[.A73]" office:value-type="string" office:string-value="-71">
            <text:p>-71</text:p>
          </table:table-cell>
          <table:table-cell table:formula="of:=&quot;&quot;&quot;&quot;&amp;[.$B$2] &amp; [.C73]&amp; &quot;.midi&quot;&amp;&quot;&quot;&quot;&quot;" office:value-type="string" office:string-value="&quot;art-of-playing-pf-book-71.midi&quot;">
            <text:p>"art-of-playing-pf-book-71.midi"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  <table:table-cell table:formula="of:=&quot;-&quot; &amp;[.A74]" office:value-type="string" office:string-value="-72">
            <text:p>-72</text:p>
          </table:table-cell>
          <table:table-cell table:formula="of:=&quot;&quot;&quot;&quot;&amp;[.$B$2] &amp; [.C74]&amp; &quot;.midi&quot;&amp;&quot;&quot;&quot;&quot;" office:value-type="string" office:string-value="&quot;art-of-playing-pf-book-72.midi&quot;">
            <text:p>"art-of-playing-pf-book-72.midi"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&quot;-&quot; &amp;[.A75]" office:value-type="string" office:string-value="-73">
            <text:p>-73</text:p>
          </table:table-cell>
          <table:table-cell table:formula="of:=&quot;&quot;&quot;&quot;&amp;[.$B$2] &amp; [.C75]&amp; &quot;.midi&quot;&amp;&quot;&quot;&quot;&quot;" office:value-type="string" office:string-value="&quot;art-of-playing-pf-book-73.midi&quot;">
            <text:p>"art-of-playing-pf-book-73.midi"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&quot;-&quot; &amp;[.A76]" office:value-type="string" office:string-value="-74">
            <text:p>-74</text:p>
          </table:table-cell>
          <table:table-cell table:formula="of:=&quot;&quot;&quot;&quot;&amp;[.$B$2] &amp; [.C76]&amp; &quot;.midi&quot;&amp;&quot;&quot;&quot;&quot;" office:value-type="string" office:string-value="&quot;art-of-playing-pf-book-74.midi&quot;">
            <text:p>"art-of-playing-pf-book-74.midi"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  <table:table-cell table:formula="of:=&quot;-&quot; &amp;[.A77]" office:value-type="string" office:string-value="-75">
            <text:p>-75</text:p>
          </table:table-cell>
          <table:table-cell table:formula="of:=&quot;&quot;&quot;&quot;&amp;[.$B$2] &amp; [.C77]&amp; &quot;.midi&quot;&amp;&quot;&quot;&quot;&quot;" office:value-type="string" office:string-value="&quot;art-of-playing-pf-book-75.midi&quot;">
            <text:p>"art-of-playing-pf-book-75.midi"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  <table:table-cell table:formula="of:=&quot;-&quot; &amp;[.A78]" office:value-type="string" office:string-value="-76">
            <text:p>-76</text:p>
          </table:table-cell>
          <table:table-cell table:formula="of:=&quot;&quot;&quot;&quot;&amp;[.$B$2] &amp; [.C78]&amp; &quot;.midi&quot;&amp;&quot;&quot;&quot;&quot;" office:value-type="string" office:string-value="&quot;art-of-playing-pf-book-76.midi&quot;">
            <text:p>"art-of-playing-pf-book-76.midi"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Ruiz</meta:initial-creator>
    <meta:creation-date>2014-02-03T08:00:29</meta:creation-date>
    <dc:date>2014-02-03T16:29:17</dc:date>
    <dc:creator>Javier Ruiz</dc:creator>
    <meta:editing-duration>PT8H13M38S</meta:editing-duration>
    <meta:editing-cycles>1</meta:editing-cycles>
    <meta:document-statistic meta:table-count="3" meta:cell-count="234" meta:object-count="0"/>
    <meta:generator>LibreOffice/3.5$Linux_x86 LibreOffice_project/350m1$Build-2</meta:generator>
  </office:meta>
</office:document-meta>
</file>